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18af" officeooo:paragraph-rsid="000c18af"/>
    </style:style>
    <style:style style:name="P2" style:family="paragraph" style:parent-style-name="Text_20_body">
      <style:text-properties officeooo:rsid="000c18af" officeooo:paragraph-rsid="000c18af"/>
    </style:style>
    <style:style style:name="P3" style:family="paragraph" style:parent-style-name="Text_20_body" style:list-style-name="L1">
      <style:text-properties officeooo:rsid="000c18af" officeooo:paragraph-rsid="000c18af"/>
    </style:style>
    <style:style style:name="P4" style:family="paragraph" style:parent-style-name="Text_20_body" style:list-style-name="L2">
      <style:text-properties officeooo:rsid="000c18af" officeooo:paragraph-rsid="000c18af"/>
    </style:style>
    <style:style style:name="P5" style:family="paragraph" style:parent-style-name="Text_20_body" style:list-style-name="L3">
      <style:text-properties officeooo:rsid="000c18af" officeooo:paragraph-rsid="000c18af"/>
    </style:style>
    <style:style style:name="P6" style:family="paragraph" style:parent-style-name="Text_20_body" style:list-style-name="L4">
      <style:text-properties officeooo:rsid="000c18af" officeooo:paragraph-rsid="000c18af"/>
    </style:style>
    <style:style style:name="P7" style:family="paragraph" style:parent-style-name="Title">
      <style:text-properties officeooo:rsid="000c18af" officeooo:paragraph-rsid="000c18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&lt;Book App Name&gt;</text:p>
      <text:h text:style-name="P1" text:outline-level="1">Outline:</text:h>
      <text:list text:style-name="L1">
        <text:list-item>
          <text:p text:style-name="P3">App needs to have information about the person</text:p>
        </text:list-item>
        <text:list-item>
          <text:p text:style-name="P3">It needs to store the Book with:</text:p>
          <text:list>
            <text:list-item>
              <text:p text:style-name="P3">image</text:p>
            </text:list-item>
            <text:list-item>
              <text:p text:style-name="P3">Title</text:p>
            </text:list-item>
            <text:list-item>
              <text:p text:style-name="P3">Author</text:p>
            </text:list-item>
            <text:list-item>
              <text:p text:style-name="P3">Short Summary</text:p>
            </text:list-item>
            <text:list-item>
              <text:p text:style-name="P3">Who has the book</text:p>
            </text:list-item>
            <text:list-item>
              <text:p text:style-name="P3">Condition</text:p>
            </text:list-item>
            <text:list-item>
              <text:p text:style-name="P3">Recommended age group</text:p>
            </text:list-item>
          </text:list>
        </text:list-item>
        <text:list-item>
          <text:p text:style-name="P3">Ease of access</text:p>
        </text:list-item>
        <text:list-item>
          <text:p text:style-name="P3">Chat(If possible)</text:p>
        </text:list-item>
      </text:list>
      <text:h text:style-name="P1" text:outline-level="1">Use Case:</text:h>
      <text:list text:style-name="L2">
        <text:list-item>
          <text:p text:style-name="P4">Account creation and validation</text:p>
        </text:list-item>
        <text:list-item>
          <text:p text:style-name="P4">Popular Book section</text:p>
        </text:list-item>
        <text:list-item>
          <text:p text:style-name="P4">Information about each book</text:p>
        </text:list-item>
        <text:list-item>
          <text:p text:style-name="P4">Lease a book for a period of time</text:p>
        </text:list-item>
        <text:list-item>
          <text:p text:style-name="P4">List the books you have</text:p>
        </text:list-item>
        <text:list-item>
          <text:p text:style-name="P4">Review the book after reading it</text:p>
        </text:list-item>
        <text:list-item>
          <text:p text:style-name="P4">Give a notification to remind the user when a due date is coming near.</text:p>
        </text:list-item>
      </text:list>
      <text:h text:style-name="P1" text:outline-level="1">Potential Features:</text:h>
      <text:list text:style-name="L3">
        <text:list-item>
          <text:p text:style-name="P5">Ease of adding the books by AI</text:p>
        </text:list-item>
        <text:list-item>
          <text:p text:style-name="P5">Adding the information of the books using an API or so</text:p>
        </text:list-item>
      </text:list>
      <text:h text:style-name="P1" text:outline-level="1">Questions:</text:h>
      <text:list text:style-name="L4">
        <text:list-item>
          <text:p text:style-name="P6">Can I rent more than one book at a time?</text:p>
        </text:list-item>
        <text:list-item>
          <text:p text:style-name="P6">What are the consequences of degrading the condition of the book? </text:p>
        </text:list-item>
        <text:list-item>
          <text:p text:style-name="P6">Can I edit the information of the book?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09:40:32.568000000</meta:creation-date>
    <dc:title>Book App Panning</dc:title>
    <meta:print-date>2024-05-09T10:06:25.356000000</meta:print-date>
    <meta:printed-by>PDF files</meta:printed-by>
    <dc:date>2024-05-09T11:24:25.742000000</dc:date>
    <meta:editing-duration>PT1H18M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28" meta:word-count="156" meta:character-count="733" meta:non-whitespace-character-count="627"/>
  </office:meta>
</office:document-meta>
</file>